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0000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standard">
      <style:graphic-properties draw:stroke="none" draw:fill-color="#2300dc" draw:opacity="30%" draw:textarea-horizontal-align="justify" draw:textarea-vertical-align="middle" draw:auto-grow-height="false" draw:shadow-opacity="3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-color="#00ff00" draw:opacity="40%" draw:textarea-horizontal-align="justify" draw:textarea-vertical-align="middle" draw:auto-grow-height="false" draw:shadow-opacity="40%"/>
    </style:style>
    <style:style style:name="gr6" style:family="graphic" style:parent-style-name="standard">
      <style:graphic-properties draw:stroke="none" draw:fill="none" fo:min-height="1.3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draw:fill="none" fo:min-height="0.332cm"/>
    </style:style>
    <style:style style:name="gr19" style:family="graphic" style:parent-style-name="standard">
      <style:graphic-properties draw:stroke="none" draw:fill="none" fo:min-height="0.302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0.459cm"/>
    </style:style>
    <style:style style:name="gr22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008000"/>
    </style:style>
    <style:style style:name="P5" style:family="paragraph">
      <style:text-properties fo:color="#008000" fo:font-size="10pt" style:font-size-asian="10pt" style:font-size-complex="10pt"/>
    </style:style>
    <style:style style:name="P6" style:family="paragraph">
      <style:text-properties fo:color="#800000"/>
    </style:style>
    <style:style style:name="P7" style:family="paragraph">
      <style:text-properties fo:color="#800000" fo:font-size="10pt" style:font-size-asian="10pt" style:font-size-complex="10pt"/>
    </style:style>
    <style:style style:name="P8" style:family="paragraph">
      <style:text-properties fo:color="#0000ff"/>
    </style:style>
    <style:style style:name="P9" style:family="paragraph">
      <style:text-properties fo:color="#0000ff" fo:font-size="10pt" style:font-size-asian="10pt" style:font-size-complex="10pt"/>
    </style:style>
    <style:style style:name="P10" style:family="paragraph">
      <style:text-properties fo:color="#000000" fo:font-size="8pt" style:font-size-asian="8pt" style:font-size-complex="8pt"/>
    </style:style>
    <style:style style:name="P11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800000" fo:font-size="10pt" style:font-size-asian="10pt" style:font-size-complex="10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8.255cm" svg:x="5.191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6cm" svg:height="6.844cm" svg:x="3.027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48cm" svg:height="1.673cm" svg:x="6.961cm" svg:y="7.755cm">
          <draw:text-box>
            <text:p>Lysine acetylated </text:p>
            <text:p text:style-name="P1">positions</text:p>
          </draw:text-box>
        </draw:frame>
        <draw:frame draw:style-name="gr4" draw:text-style-name="P1" draw:layer="layout" svg:width="4.481cm" svg:height="1.674cm" svg:x="4.81cm" svg:y="16.24cm">
          <draw:text-box>
            <text:p text:style-name="P1">Mutations in</text:p>
            <text:p text:style-name="P1">CdLS patients</text:p>
          </draw:text-box>
        </draw:frame>
        <draw:g>
          <draw:custom-shape draw:style-name="gr5" draw:text-style-name="P2" draw:layer="layout" svg:width="9.503cm" svg:height="7.812cm" svg:x="7.477cm" svg:y="9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6.606cm" svg:height="1.673cm" svg:x="9.126cm" svg:y="10.398cm">
            <draw:text-box>
              <text:p text:style-name="P3">FlexPepDock </text:p>
              <text:p text:style-name="P3">Low scoring Peptides</text:p>
            </draw:text-box>
          </draw:frame>
          <draw:frame draw:style-name="gr7" draw:text-style-name="P5" draw:layer="layout" svg:width="2.424cm" svg:height="0.645cm" svg:x="13.902cm" svg:y="12.087cm">
            <draw:text-box>
              <text:p text:style-name="P4"><text:span text:style-name="T1">70-VGKPAA</text:span></text:p>
            </draw:text-box>
          </draw:frame>
          <draw:frame draw:style-name="gr8" draw:text-style-name="P5" draw:layer="layout" svg:width="2.644cm" svg:height="0.645cm" svg:x="13.786cm" svg:y="12.803cm">
            <draw:text-box>
              <text:p text:style-name="P4"><text:span text:style-name="T1">198-EAKQEK</text:span></text:p>
            </draw:text-box>
          </draw:frame>
          <draw:frame draw:style-name="gr9" draw:text-style-name="P5" draw:layer="layout" svg:width="2.746cm" svg:height="0.645cm" svg:x="14.283cm" svg:y="14.119cm">
            <draw:text-box>
              <text:p text:style-name="P4"><text:span text:style-name="T1">328-KRKGDM</text:span></text:p>
            </draw:text-box>
          </draw:frame>
          <draw:frame draw:style-name="gr10" draw:text-style-name="P5" draw:layer="layout" svg:width="2.729cm" svg:height="0.645cm" svg:x="13.902cm" svg:y="14.998cm">
            <draw:text-box>
              <text:p text:style-name="P4"><text:span text:style-name="T1">399-DQKADQ</text:span></text:p>
            </draw:text-box>
          </draw:frame>
          <draw:frame draw:style-name="gr11" draw:text-style-name="P5" draw:layer="layout" svg:width="2.564cm" svg:height="0.645cm" svg:x="12.154cm" svg:y="14.192cm">
            <draw:text-box>
              <text:p text:style-name="P4"><text:span text:style-name="T1">314-AAKKSL</text:span></text:p>
            </draw:text-box>
          </draw:frame>
          <draw:frame draw:style-name="gr12" draw:text-style-name="P5" draw:layer="layout" svg:width="2.428cm" svg:height="0.645cm" svg:x="13.412cm" svg:y="15.986cm">
            <draw:text-box>
              <text:p text:style-name="P4"><text:span text:style-name="T1">435-IEKLEE</text:span></text:p>
            </draw:text-box>
          </draw:frame>
          <draw:frame draw:style-name="gr13" draw:text-style-name="P5" draw:layer="layout" svg:width="2.589cm" svg:height="0.645cm" svg:x="10.584cm" svg:y="16.113cm">
            <draw:text-box>
              <text:p text:style-name="P4"><text:span text:style-name="T1">444-TSKQSL</text:span></text:p>
            </draw:text-box>
          </draw:frame>
          <draw:frame draw:style-name="gr13" draw:text-style-name="P5" draw:layer="layout" svg:width="2.589cm" svg:height="0.645cm" svg:x="11.373cm" svg:y="14.744cm">
            <draw:text-box>
              <text:p text:style-name="P4"><text:span text:style-name="T1">393-LEKFNR</text:span></text:p>
            </draw:text-box>
          </draw:frame>
          <draw:frame draw:style-name="gr14" draw:text-style-name="P5" draw:layer="layout" svg:width="2.504cm" svg:height="0.645cm" svg:x="12.886cm" svg:y="13.347cm">
            <draw:text-box>
              <text:p text:style-name="P4"><text:span text:style-name="T1">225-LFKLYH</text:span></text:p>
            </draw:text-box>
          </draw:frame>
          <draw:frame draw:style-name="gr15" draw:text-style-name="P5" draw:layer="layout" svg:width="2.606cm" svg:height="0.645cm" svg:x="11.362cm" svg:y="16.786cm">
            <draw:text-box>
              <text:p text:style-name="P4"><text:span text:style-name="T1">451-EQKKLE</text:span></text:p>
            </draw:text-box>
          </draw:frame>
          <draw:frame draw:style-name="gr16" draw:text-style-name="P5" draw:layer="layout" svg:width="2.648cm" svg:height="0.645cm" svg:x="11.754cm" svg:y="15.389cm">
            <draw:text-box>
              <text:p text:style-name="P4"><text:span text:style-name="T1">549-SEKTGR</text:span></text:p>
            </draw:text-box>
          </draw:frame>
        </draw:g>
        <draw:frame draw:style-name="gr17" draw:text-style-name="P7" draw:layer="layout" svg:width="2.331cm" svg:height="0.645cm" svg:x="6.588cm" svg:y="9.626cm">
          <draw:text-box>
            <text:p text:style-name="P6"><text:span text:style-name="T2">280-IEKEIK</text:span></text:p>
          </draw:text-box>
        </draw:frame>
        <draw:frame draw:style-name="gr18" draw:text-style-name="P9" draw:layer="layout" svg:width="1.651cm" svg:height="0.645cm" svg:x="3.454cm" svg:y="13.473cm">
          <draw:text-box>
            <text:p text:style-name="P8"><text:span text:style-name="T1">F133V</text:span></text:p>
          </draw:text-box>
        </draw:frame>
        <draw:frame draw:style-name="gr19" draw:text-style-name="P9" draw:layer="layout" svg:width="1.626cm" svg:height="0.645cm" svg:x="3.454cm" svg:y="14.025cm">
          <draw:text-box>
            <text:p text:style-name="P8"><text:span text:style-name="T1">E493A</text:span></text:p>
          </draw:text-box>
        </draw:frame>
        <draw:frame draw:style-name="gr19" draw:text-style-name="P9" draw:layer="layout" svg:width="1.626cm" svg:height="0.645cm" svg:x="3.454cm" svg:y="14.611cm">
          <draw:text-box>
            <text:p text:style-name="P8"><text:span text:style-name="T1">R496H</text:span></text:p>
          </draw:text-box>
        </draw:frame>
        <draw:frame draw:style-name="gr19" draw:text-style-name="P9" draw:layer="layout" svg:width="1.626cm" svg:height="0.645cm" svg:x="4.837cm" svg:y="14.025cm">
          <draw:text-box>
            <text:p text:style-name="P8"><text:span text:style-name="T1">R496C</text:span></text:p>
          </draw:text-box>
        </draw:frame>
        <draw:frame draw:style-name="gr19" draw:text-style-name="P9" draw:layer="layout" svg:width="1.626cm" svg:height="0.645cm" svg:x="4.837cm" svg:y="13.473cm">
          <draw:text-box>
            <text:p text:style-name="P8"><text:span text:style-name="T1">R196H</text:span></text:p>
          </draw:text-box>
        </draw:frame>
        <draw:frame draw:style-name="gr19" draw:text-style-name="P9" draw:layer="layout" svg:width="1.626cm" svg:height="0.645cm" svg:x="4.837cm" svg:y="14.611cm">
          <draw:text-box>
            <text:p text:style-name="P8"><text:span text:style-name="T1">R196H</text:span></text:p>
          </draw:text-box>
        </draw:frame>
        <draw:frame draw:style-name="gr19" draw:text-style-name="P9" draw:layer="layout" svg:width="1.815cm" svg:height="0.645cm" svg:x="4.837cm" svg:y="15.214cm">
          <draw:text-box>
            <text:p text:style-name="P8"><text:span text:style-name="T1">R1122L</text:span></text:p>
          </draw:text-box>
        </draw:frame>
        <draw:frame draw:style-name="gr19" draw:text-style-name="P10" draw:layer="layout" svg:width="3.556cm" svg:height="0.569cm" svg:x="8.112cm" svg:y="15.671cm">
          <draw:text-box>
            <text:p><text:span text:style-name="T3">D831_Q832delinsE</text:span></text:p>
          </draw:text-box>
        </draw:frame>
        <draw:frame draw:style-name="gr19" draw:text-style-name="P9" draw:layer="layout" svg:width="1.626cm" svg:height="0.645cm" svg:x="3.454cm" svg:y="15.215cm">
          <draw:text-box>
            <text:p text:style-name="P8"><text:span text:style-name="T1">R790Q</text:span></text:p>
          </draw:text-box>
        </draw:frame>
        <draw:frame draw:style-name="gr20" draw:text-style-name="P11" draw:layer="layout" svg:width="3.004cm" svg:height="1.039cm" svg:x="7.775cm" svg:y="13.042cm">
          <draw:text-box>
            <text:p><text:span text:style-name="T4">711-RLKYSQ</text:span></text:p>
            <text:p><text:span text:style-name="T4">R711W</text:span></text:p>
          </draw:text-box>
        </draw:frame>
        <draw:frame draw:style-name="gr21" draw:text-style-name="P9" draw:layer="layout" svg:width="4.045cm" svg:height="0.709cm" svg:x="3.459cm" svg:y="15.769cm">
          <draw:text-box>
            <text:p text:style-name="P8"><text:span text:style-name="T1">deletion: V58-R62</text:span></text:p>
          </draw:text-box>
        </draw:frame>
        <draw:frame draw:style-name="gr22" draw:text-style-name="P11" draw:layer="layout" svg:width="2.794cm" svg:height="0.646cm" svg:x="8.239cm" svg:y="15.213cm">
          <draw:text-box>
            <text:p><text:span text:style-name="T4">827-QLKEDQ</text:span></text:p>
          </draw:text-box>
        </draw:frame>
        <draw:frame draw:style-name="gr3" draw:text-style-name="P7" draw:layer="layout" svg:width="2.437cm" svg:height="0.645cm" svg:x="5.802cm" svg:y="10.515cm">
          <draw:text-box>
            <text:p text:style-name="P6"><text:span text:style-name="T2">646-FQKSG</text:span></text:p>
          </draw:text-box>
        </draw:frame>
        <draw:frame draw:style-name="gr3" draw:text-style-name="P7" draw:layer="layout" svg:width="2.428cm" svg:height="0.645cm" svg:x="10.779cm" svg:y="12.166cm">
          <draw:text-box>
            <text:p text:style-name="P6"><text:span text:style-name="T2">435-IEKLEE</text:span></text:p>
          </draw:text-box>
        </draw:frame>
        <draw:frame draw:style-name="gr3" draw:text-style-name="P7" draw:layer="layout" svg:width="2.589cm" svg:height="0.645cm" svg:x="10.906cm" svg:y="9.118cm">
          <draw:text-box>
            <text:p text:style-name="P6"><text:span text:style-name="T2">534-VTKV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</meta:initial-creator>
    <meta:creation-date>2013-01-08T15:54:18</meta:creation-date>
    <dc:date>2013-04-13T16:14:52</dc:date>
    <dc:creator>lior </dc:creator>
    <meta:editing-duration>PT1H41M20S</meta:editing-duration>
    <meta:editing-cycles>12</meta:editing-cycles>
    <meta:generator>LibreOffice/3.5$Linux_X86_64 LibreOffice_project/350m1$Build-2</meta:generator>
    <meta:document-statistic meta:object-count="34"/>
  </office:meta>
</office:document-meta>
</file>